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fo:font-style="normal" style:font-size-asian="12pt" style:font-style-asian="normal" style:font-size-complex="12pt" style:font-style-complex="normal"/>
    </style:style>
    <style:style style:name="P2" style:family="paragraph" style:parent-style-name="Standard">
      <style:paragraph-properties fo:text-align="start" style:justify-single-word="false"/>
      <style:text-properties style:font-name="Times New Roman" fo:font-size="12pt" fo:font-style="normal" style:font-size-asian="12pt" style:font-style-asian="normal" style:font-size-complex="12pt" style:font-style-complex="normal"/>
    </style:style>
    <style:style style:name="P3" style:family="paragraph" style:parent-style-name="Standard">
      <style:paragraph-properties fo:text-align="justify" style:justify-single-word="false"/>
      <style:text-properties style:font-name="Times New Roman" fo:font-size="12pt" fo:font-style="normal" style:font-size-asian="12pt" style:font-style-asian="normal" style:font-size-complex="12pt" style:font-style-complex="normal"/>
    </style:style>
    <style:style style:name="P4"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style:font-size-asian="12pt" style:font-style-asian="normal" style:font-size-complex="12pt" style:font-style-complex="normal"/>
    </style:style>
    <style:style style:name="P5"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style:font-name-asian="Monospace" style:font-size-asian="12pt" style:font-style-asian="normal" style:font-name-complex="Monospace" style:font-size-complex="12pt" style:font-style-complex="normal"/>
    </style:style>
    <style:style style:name="P6" style:family="paragraph" style:parent-style-name="Standard">
      <style:paragraph-properties fo:text-align="start" style:justify-single-word="false"/>
      <style:text-properties style:font-name="Times New Roman" fo:font-size="12pt" fo:font-style="normal" style:text-underline-style="none" style:font-size-asian="12pt" style:font-style-asian="normal" style:font-size-complex="12pt" style:font-style-complex="normal"/>
    </style:style>
    <style:style style:name="P7" style:family="paragraph" style:parent-style-name="Standard">
      <style:paragraph-properties fo:text-align="start" style:justify-single-word="false"/>
      <style:text-properties style:font-name="Times New Roman" fo:font-size="12pt" fo:font-style="normal" style:text-underline-style="none" style:font-name-asian="Monospace" style:font-size-asian="12pt" style:font-style-asian="normal" style:font-name-complex="Monospace" style:font-size-complex="12pt" style:font-style-complex="normal"/>
    </style:style>
    <style:style style:name="P8" style:family="paragraph" style:parent-style-name="Standard">
      <style:paragraph-properties fo:text-align="justify" style:justify-single-word="false"/>
      <style:text-properties style:font-name="Times New Roman" fo:font-size="12pt" style:font-name-asian="Monospace" style:font-size-asian="12pt" style:font-name-complex="Monospace" style:font-size-complex="12pt"/>
    </style:style>
    <style:style style:name="P9"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Monospace" fo:font-size="10pt" fo:font-style="normal" style:text-underline-style="none" style:font-name-asian="Monospace" style:font-size-asian="10pt" style:font-style-asian="normal" style:font-name-complex="Monospace" style:font-size-complex="10pt" style:font-style-complex="normal"/>
    </style:style>
    <style:style style:name="P11" style:family="paragraph" style:parent-style-name="Standard">
      <style:paragraph-properties fo:text-align="justify" style:justify-single-word="false"/>
      <style:text-properties style:font-name="Times New Roman" fo:font-size="12pt" fo:font-style="normal" style:text-underline-style="none" style:font-size-asian="12pt" style:font-style-asian="normal" style:font-size-complex="12pt" style:font-style-complex="normal"/>
    </style:style>
    <style:style style:name="P12" style:family="paragraph">
      <style:paragraph-properties fo:text-align="center"/>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textarea-horizontal-align="justify" draw:textarea-vertical-align="middle" draw:auto-grow-height="false" fo:min-height="0cm" fo:min-width="0cm" style:run-through="foreground"/>
    </style:style>
    <style:style style:name="gr4" style:family="graphic">
      <style:graphic-properties draw:stroke="none" svg:stroke-color="#000000" draw:fill="none" draw:fill-color="#ffffff" fo:min-height="1.039cm" style:run-through="foreground"/>
    </style:style>
    <style:style style:name="gr5" style:family="graphic">
      <style:graphic-properties draw:textarea-horizontal-align="justify" draw:textarea-vertical-align="middle" draw:auto-grow-height="false"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nnexe au compte rendu d’activités</text:p>
      <text:p text:style-name="P9">de Michaël Ory</text:p>
      <text:p text:style-name="P9">du 1/01/2014 au 31/01/2014</text:p>
      <text:p text:style-name="P1"/>
      <text:p text:style-name="P1"/>
      <text:p text:style-name="P1"/>
      <text:p text:style-name="P4">Vertex</text:p>
      <text:p text:style-name="P11">Afin de séparer le code propre au graphe du code propre au moteur, j'ai réfléchis sur la mise en place d'un nouvel objet contenu par notre Generic. Ce nouvel objet représenterai un sommet d'un graphe : un Vertex.</text:p>
      <text:p text:style-name="P2">Conception et implémentation de Vertex.</text:p>
      <text:p text:style-name="P2">Déplacement des informations canoniques d'un nœud dans la classe Vertex : la référence vers le homeTreeNode, ses supers, ses components.</text:p>
      <text:p text:style-name="P2"/>
      <text:p text:style-name="P3">Jusqu'à présent les supers et components étaient stockées sous forme de tableau de Generic. L'inconvénient de cette solution était le fait de devoir passer par des itérateurs puis par des snapshots (itérateur itérable dont on peut avoir la taille). Cette solution avait été retenu afin d'éviter de faire des caches.</text:p>
      <text:p text:style-name="P2">Développement d'une liste immutable : la UnsafeGList.</text:p>
      <text:p text:style-name="P2">Implémentation des supers et components en UnsafeGList.</text:p>
      <text:p text:style-name="P2"/>
      <text:p text:style-name="P4">Meta</text:p>
      <text:p text:style-name="P6">Réflexion sur le méta : qui a la responsabilité de son calcul, comment faciliter sa déclaration, notamment par annotation.</text:p>
      <text:p text:style-name="P6">Conception et implémentation de l'annotation Meta.</text:p>
      <text:p text:style-name="P6">Migration et refonte du calcul du méta dans le Vertex.</text:p>
      <text:p text:style-name="P6">Mise en place de la persistance du méta.</text:p>
      <text:p text:style-name="P6"/>
      <text:p text:style-name="P5">JSF-exemple</text:p>
      <text:p text:style-name="P7">Réflexion sur l'architecture d'une application utilisant JSF et GS.</text:p>
      <text:p text:style-name="P7">Le but est de pouvoir utiliser au mieux la puissance de GS dans un environnement Web avec un framework plutôt static.</text:p>
      <text:p text:style-name="P10"><draw:g text:anchor-type="as-char" svg:y="-4.337cm" draw:z-index="0" draw:style-name="gr1"><draw:g draw:style-name="gr2"><draw:custom-shape draw:style-name="gr3" draw:text-style-name="P12" svg:width="4.056cm" svg:height="1.19cm" svg:x="5.985cm" svg:y="0cm"><text:p/><draw:enhanced-geometry svg:viewBox="0 0 21600 21600" draw:type="rectangle" draw:enhanced-path="M 0 0 L 21600 0 21600 21600 0 21600 0 0 Z N"/></draw:custom-shape><draw:frame draw:style-name="gr4" svg:width="4.601cm" svg:height="1.04cm" svg:x="6.405cm" svg:y="0.15cm"><draw:text-box><text:p>AbstractComponent</text:p></draw:text-box></draw:frame></draw:g><draw:g draw:style-name="gr2"><draw:custom-shape draw:style-name="gr3" draw:text-style-name="P12" svg:width="4.056cm" svg:height="1.19cm" svg:x="0cm" svg:y="4.688cm"><text:p/><draw:enhanced-geometry svg:viewBox="0 0 21600 21600" draw:type="rectangle" draw:enhanced-path="M 0 0 L 21600 0 21600 21600 0 21600 0 0 Z N"/></draw:custom-shape><draw:frame draw:style-name="gr4" svg:width="4.601cm" svg:height="1.04cm" svg:x="0.42cm" svg:y="4.838cm"><draw:text-box><text:p>AttributeComponent</text:p></draw:text-box></draw:frame></draw:g><draw:g draw:style-name="gr2"><draw:custom-shape draw:style-name="gr3" draw:text-style-name="P12" svg:width="4.056cm" svg:height="1.19cm" svg:x="2.919cm" svg:y="2.415cm"><text:p/><draw:enhanced-geometry svg:viewBox="0 0 21600 21600" draw:type="rectangle" draw:enhanced-path="M 0 0 L 21600 0 21600 21600 0 21600 0 0 Z N"/></draw:custom-shape><draw:frame draw:style-name="gr4" svg:width="4.601cm" svg:height="1.04cm" svg:x="3.339cm" svg:y="2.565cm"><draw:text-box><text:p>GenericComponent</text:p></draw:text-box></draw:frame></draw:g><draw:g draw:style-name="gr2"><draw:custom-shape draw:style-name="gr3" draw:text-style-name="P12" svg:width="4.056cm" svg:height="1.19cm" svg:x="7.347cm" svg:y="3.408cm"><text:p/><draw:enhanced-geometry svg:viewBox="0 0 21600 21600" draw:type="rectangle" draw:enhanced-path="M 0 0 L 21600 0 21600 21600 0 21600 0 0 Z N"/></draw:custom-shape><draw:frame draw:style-name="gr4" svg:width="4.601cm" svg:height="1.04cm" svg:x="7.766cm" svg:y="3.558cm"><draw:text-box><text:p>GridComponent</text:p></draw:text-box></draw:frame></draw:g><draw:g draw:style-name="gr2"><draw:custom-shape draw:style-name="gr3" draw:text-style-name="P12" svg:width="4.836cm" svg:height="1.19cm" svg:x="5.318cm" svg:y="5.359cm"><text:p/><draw:enhanced-geometry svg:viewBox="0 0 21600 21600" draw:type="rectangle" draw:enhanced-path="M 0 0 L 21600 0 21600 21600 0 21600 0 0 Z N"/></draw:custom-shape><draw:frame draw:style-name="gr4" svg:width="5.485cm" svg:height="1.04cm" svg:x="5.819cm" svg:y="5.509cm"><draw:text-box><text:p>InstanceRowComponent</text:p></draw:text-box></draw:frame></draw:g><draw:g draw:style-name="gr2"><draw:custom-shape draw:style-name="gr3" draw:text-style-name="P12" svg:width="4.056cm" svg:height="1.19cm" svg:x="9.375cm" svg:y="2.069cm"><text:p/><draw:enhanced-geometry svg:viewBox="0 0 21600 21600" draw:type="rectangle" draw:enhanced-path="M 0 0 L 21600 0 21600 21600 0 21600 0 0 Z N"/></draw:custom-shape><draw:frame draw:style-name="gr4" svg:width="4.601cm" svg:height="1.04cm" svg:x="9.795cm" svg:y="2.219cm"><draw:text-box><text:p>RootComponent</text:p></draw:text-box></draw:frame></draw:g><draw:custom-shape draw:style-name="gr5" svg:width="0.299cm" svg:height="2.22cm" svg:x="7.989cm" svg:y="1.18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5" svg:width="0.299cm" svg:height="1.253cm" svg:x="6.405cm" svg:y="1.18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5" svg:width="0.299cm" svg:height="1.253cm" svg:x="9.62cm" svg:y="0.96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5" svg:width="0.299cm" svg:height="1.253cm" svg:x="3.339cm" svg:y="3.3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5" svg:width="0.299cm" svg:height="1.92cm" svg:x="5.713cm" svg:y="3.4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10"/>
      <text:p text:style-name="P8">Mise en place d'une structure arborescente de composant graphique. Chaque composant à un composant parent, des composants enfants et une référence vers son xhtml. L'idée est de faire une arborescente de fichier xhtml qui s’inclue les uns aux autres, l'ensemble étant piloté par le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Line_20_Arrow" draw:display-name="Line Arrow" svg:viewBox="0 0 1122 2243" svg:d="m0 2108v17 17l12 42 30 34 38 21 43 4 29-8 30-21 25-26 13-34 343-1532 339 1520 13 42 29 34 39 21 42 4 42-12 34-30 21-42v-39-12l-4 4-440-1998-9-42-25-39-38-25-43-8-42 8-38 25-26 39-8 42z"/>
    <draw:stroke-dash draw:name="Dashed_20__28_var_29_" draw:display-name="Dashed (var)" draw:style="rect" draw:dots1="1" draw:dots1-length="197%" draw:distance="127%"/>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3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8T11:24:46</meta:creation-date>
    <dc:date>2014-03-25T18:18:52</dc:date>
    <meta:editing-duration>P11DT6H50M47S</meta:editing-duration>
    <meta:editing-cycles>178</meta:editing-cycles>
    <meta:generator>LibreOffice/3.5$Linux_X86_64 LibreOffice_project/350m1$Build-2</meta:generator>
    <meta:print-date>2013-12-19T10:53:33</meta:print-date>
    <meta:document-statistic meta:table-count="0" meta:image-count="0" meta:object-count="0" meta:page-count="1" meta:paragraph-count="20" meta:word-count="260" meta:character-count="1642" meta:non-whitespace-character-count="1400"/>
  </office:meta>
</office:document-meta>
</file>